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7256in" fo:break-before="auto" style:use-optimal-row-height="false"/>
    </style:style>
    <style:style style:name="ro3" style:family="table-row">
      <style:table-row-properties style:row-height="1.1917in" fo:break-before="auto" style:use-optimal-row-height="false"/>
    </style:style>
    <style:style style:name="ro4" style:family="table-row">
      <style:table-row-properties style:row-height="2.2075in" fo:break-before="auto" style:use-optimal-row-height="false"/>
    </style:style>
    <style:style style:name="ro5" style:family="table-row">
      <style:table-row-properties style:row-height="2.1138in" fo:break-before="auto" style:use-optimal-row-height="false"/>
    </style:style>
    <style:style style:name="ro6" style:family="table-row">
      <style:table-row-properties style:row-height="1.928in" fo:break-before="auto" style:use-optimal-row-height="false"/>
    </style:style>
    <style:style style:name="ro7" style:family="table-row">
      <style:table-row-properties style:row-height="2.1346in" fo:break-before="auto" style:use-optimal-row-height="false"/>
    </style:style>
    <style:style style:name="ro8" style:family="table-row">
      <style:table-row-properties style:row-height="2.2484in" fo:break-before="auto" style:use-optimal-row-height="false"/>
    </style:style>
    <style:style style:name="ro9" style:family="table-row">
      <style:table-row-properties style:row-height="2.2693in" fo:break-before="auto" style:use-optimal-row-height="false"/>
    </style:style>
    <style:style style:name="ro10" style:family="table-row">
      <style:table-row-properties style:row-height="1.772in" fo:break-before="auto" style:use-optimal-row-height="false"/>
    </style:style>
    <style:style style:name="ro11" style:family="table-row">
      <style:table-row-properties style:row-height="2.0929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 pos </text:p>
          </table:table-cell>
          <table:table-cell office:value-type="string" calcext:value-type="string">
            <text:p>goal pos</text:p>
          </table:table-cell>
          <table:table-cell office:value-type="string" calcext:value-type="string">
            <text:p>point </text:p>
          </table:table-cell>
          <table:table-cell office:value-type="string" calcext:value-type="string">
            <text:p>f points</text:p>
          </table:table-cell>
          <table:table-cell office:value-type="string" calcext:value-type="string">
            <text:p>centroids½</text:p>
          </table:table-cell>
        </table:table-row>
        <table:table-row table:style-name="ro2">
          <table:table-cell office:value-type="string" calcext:value-type="string">
            <text:p>sink</text:p>
          </table:table-cell>
          <table:table-cell office:value-type="string" calcext:value-type="string">
            <text:p>[MainNode-1] [FATAL] [1734002575.323614101] [main_node]: Robot position - x: 6.770630836486816, y: -3.76020884513855, z: -0.015557381324470043, angle :geometry_msgs.msg.Quaternion(x=0.0013547118164675262, y=-0.0013046904478678676, z=-0.45137789286020996, w=0.8923309117380409)</text:p>
          </table:table-cell>
          <table:table-cell office:value-type="string" calcext:value-type="string">
            <text:p>[INFO] [1734002502.144740645] [rviz2]: Setting goal pose: Frame:map, Position(7.23928, -4.13923, 0), Orientation(0, 0, -0.701491, 0.712679) = Angle: -1.55497</text:p>
          </table:table-cell>
          <table:table-cell office:value-type="float" office:value="637" calcext:value-type="float">
            <text:p>63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ceived 1 labeled centroids: '[[5.8395333, 1.6426879, 0.4262156, 3]]'</text:p>
          </table:table-cell>
        </table:table-row>
        <table:table-row table:style-name="ro3">
          <table:table-cell office:value-type="string" calcext:value-type="string">
            <text:p>chair (near smal table angle)</text:p>
          </table:table-cell>
          <table:table-cell office:value-type="string" calcext:value-type="string">
            <text:p>Robot position - x: -0.9976674914360046, y: 3.0161538124084473, z: -0.03986465185880661, angle :geometry_msgs.msg.Quaternion(x=0.005592664467700401, y=-0.004714105015181307, z=0.8894901490746195, w=0.4568958705757121)</text:p>
          </table:table-cell>
          <table:table-cell office:value-type="string" calcext:value-type="string">
            <text:p>Position(-1.1972, 3.67055, 0), Orientation(0, 0, 0.746783, 0.665068) = Angle: 1.68642</text:p>
          </table:table-cell>
          <table:table-cell office:value-type="float" office:value="2381" calcext:value-type="float">
            <text:p>238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Received 4 labeled centroids: '[[2.2736197, -0.7645402, 0.14526701, 5], [5.841164, 1.6561713, 0.4073447, 3], [6.063192, 1.8690298, 0.67982006, 3], [3.0321305, 4.057252, 0.28954643, 11]]'</text:p>
          </table:table-cell>
        </table:table-row>
        <table:table-row table:style-name="ro4">
          <table:table-cell office:value-type="string" calcext:value-type="string">
            <text:p>refrigerator</text:p>
          </table:table-cell>
          <table:table-cell office:value-type="string" calcext:value-type="string">
            <text:p>[FATAL] [1734003474.091121473] [main_node]: Robot position - x: 7.4458208084106445, y: -1.1361216306686401, z: -0.0004982982645742595, angle :geometry_msgs.msg.Quaternion(x=-0.0039313646637415345, y=0.0010308848197974152, z=-0.17079196696385818, w=0.9852987299839222)</text:p>
          </table:table-cell>
          <table:table-cell office:value-type="string" calcext:value-type="string">
            <text:p>[INFO] [1733832600.147636466] [rviz2]: Setting goal pose: Frame:map, Position(2.75217, -2.5272, 0), Orientation(0, 0, 0.997408, 0.0719489) = Angle: 2.99757</text:p>
          </table:table-cell>
          <table:table-cell office:value-type="float" office:value="2978" calcext:value-type="float">
            <text:p>297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[DEBUG] [1734003473.481459142] [main_node]: Received 5 labeled centroids: '[[2.290707, -0.7712752, 0.16759665, 5], [2.485768, -0.81252, 0.22353108, 5], [5.8728604, 1.6572742, 0.44550595, 3], [6.0831532, 1.8699718, 0.6966784, 3], [6.057904, 0.23359069, 0.41860867, 3]]'</text:p>
          </table:table-cell>
        </table:table-row>
        <table:table-row table:style-name="ro5">
          <table:table-cell office:value-type="string" calcext:value-type="string">
            <text:p>dining table</text:p>
          </table:table-cell>
          <table:table-cell office:value-type="string" calcext:value-type="string">
            <text:p><text:s/>Robot position - x: 4.743070125579834, y: 0.7084294557571411, z: -0.055994343012571335, angle :geometry_msgs.msg.Quaternion(x=0.0001929134187884816, y=-0.0034270757192026826, z=0.1261766834821367, w=0.9920018540565023)</text:p>
          </table:table-cell>
          <table:table-cell office:value-type="string" calcext:value-type="string">
            <text:p>Setting goal pose: Frame:map, Position(5.33585, 0.812712, 0), Orientation(0, 0, 0.0653993, 0.997859) = Angle: 0.130892</text:p>
          </table:table-cell>
          <table:table-cell office:value-type="float" office:value="1551" calcext:value-type="float">
            <text:p>155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1734003852.902789277] [main_node]: Received 2 labeled centroids: '[[2.307276, -0.7625135, 0.17666325, 5], [6.0979567, 1.872768, 0.69548064, 3]]</text:p>
          </table:table-cell>
        </table:table-row>
        <table:table-row table:style-name="ro6">
          <table:table-cell office:value-type="string" calcext:value-type="string">
            <text:p>couch near the cup loking to the bed </text:p>
          </table:table-cell>
          <table:table-cell office:value-type="string" calcext:value-type="string">
            <text:p>[main_node]: Robot position - x: 2.5219063758850098, y: -2.6708083152770996, z: 0.009437024593353271, angle :geometry_msgs.msg.Quaternion(x=0.00240328403448313, y=-0.006639836312247339, z=0.9980356249389831, w=-0.06225049935668562)</text:p>
          </table:table-cell>
          <table:table-cell office:value-type="string" calcext:value-type="string">
            <text:p>Setting goal pose: Frame:map, Position(2.103, -3.13388, 0), Orientation(0, 0, 0.970426, 0.241397) = Angle: 2.65398</text:p>
          </table:table-cell>
          <table:table-cell office:value-type="float" office:value="815" calcext:value-type="float">
            <text:p>8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eceived 3 labeled centroids: '[[2.279096, -0.7554223, 0.1712524, 5], [5.8380632, 1.6582317, 0.4248841, 3], [6.0529323, 1.8687392, 0.6999061, 3]]'</text:p>
          </table:table-cell>
        </table:table-row>
        <table:table-row table:style-name="ro7">
          <table:table-cell office:value-type="string" calcext:value-type="string">
            <text:p>bed nearest angle</text:p>
          </table:table-cell>
          <table:table-cell office:value-type="string" calcext:value-type="string">
            <text:p>[main_node]: Robot position - x: -4.2035698890686035, y: 0.5683470964431763, z: -0.013776234351098537, angle :geometry_msgs.msg.Quaternion(x=-0.0026684843030213615, y=0.002257792068034003, z=0.9870754621059593, w=0.16021817027245763)</text:p>
          </table:table-cell>
          <table:table-cell office:value-type="string" calcext:value-type="string">
            <text:p>Setting goal pose: Frame:map, Position(-4.69037, 0.76564, 0), Orientation(0, 0, 0.974083, 0.22619) = Angle: 2.68526</text:p>
          </table:table-cell>
          <table:table-cell office:value-type="float" office:value="956" calcext:value-type="float">
            <text:p>95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ceived 2 labeled centroids: '[[2.2748892, -0.73441505, 0.15340436, 5], [6.102738, 1.8687974, 0.6921314, 3]]'</text:p>
          </table:table-cell>
        </table:table-row>
        <table:table-row table:style-name="ro8">
          <table:table-cell office:value-type="string" calcext:value-type="string">
            <text:p>ball in the room near bed</text:p>
          </table:table-cell>
          <table:table-cell office:value-type="string" calcext:value-type="string">
            <text:p>Robot position - x: -3.9187886714935303, y: -2.377758741378784, z: -0.02050168439745903, angle :geometry_msgs.msg.Quaternion(x=0.0012299883807856138, y=0.0021756772828753026, z=0.9685090749854057, w=-0.2489658529636839)</text:p>
          </table:table-cell>
          <table:table-cell office:value-type="string" calcext:value-type="string">
            <text:p>Setting goal pose: Frame:map, Position(-6.22844, -3.64016, 0), Orientation(0, 0, -0.985241, 0.171171) = Angle: -2.79756</text:p>
          </table:table-cell>
          <table:table-cell office:value-type="float" office:value="1207" calcext:value-type="float">
            <text:p>120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Received 5 labeled centroids: '[[2.2483652, -0.8467462, 0.17029727, 5], [6.251398, 1.5002805, 0.41250014, 3], [5.8410325, 1.6516055, 0.41712674, 3], [6.770135, 1.51522, 0.423599, 3], [7.1906195, 1.5267522, 0.4750947, 3]]'</text:p>
          </table:table-cell>
        </table:table-row>
        <table:table-row table:style-name="ro9">
          <table:table-cell office:value-type="string" calcext:value-type="string">
            <text:p>chair near the refrigerator </text:p>
          </table:table-cell>
          <table:table-cell office:value-type="string" calcext:value-type="string">
            <text:p>[main_node]: Robot position - x: 6.677950382232666, y: -0.663170576095581, z: 0.03328594192862511, angle :geometry_msgs.msg.Quaternion(x=0.0014808751669310647, y=0.005626678035047993, z=0.4411022201419905, w=0.897437999212202)</text:p>
          </table:table-cell>
          <table:table-cell office:value-type="string" calcext:value-type="string">
            <text:p>Setting goal pose: Frame:map, Position(7.24612, -0.374783, 0), Orientation(0, 0, 0.700638, 0.713517) = Angle: 1.55258</text:p>
          </table:table-cell>
          <table:table-cell office:value-type="float" office:value="4436" calcext:value-type="float">
            <text:p>443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eceived 4 labeled centroids: '[[6.1384735, 1.869582, 0.7190781, 3], [2.3126347, -0.79979855, 0.24690855, 5], [8.484777, -1.0667607, 0.79941267, 9], [8.496957, -1.0499299, 1.3393614, 9]]'</text:p>
          </table:table-cell>
        </table:table-row>
        <table:table-row table:style-name="ro10">
          <table:table-cell office:value-type="string" calcext:value-type="string">
            <text:p>chair near the bed</text:p>
          </table:table-cell>
          <table:table-cell office:value-type="string" calcext:value-type="string">
            <text:p>Robot position - x: -7.140295028686523, y: 0.43489542603492737, z: -0.005224570631980896, angle :geometry_msgs.msg.Quaternion(x=0.010067476200766487, y=0.00052721907402438, z=0.9937899107685955, w=0.11081538404016723)</text:p>
          </table:table-cell>
          <table:table-cell office:value-type="string" calcext:value-type="string">
            <text:p><text:s/>Setting goal pose: Frame:map, Position(-7.70245, 0.663696, 0), Orientation(0, 0, 0.907538, 0.419969) = Angle: 2.27477</text:p>
          </table:table-cell>
          <table:table-cell office:value-type="float" office:value="2322" calcext:value-type="float">
            <text:p>232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eceived 3 labeled centroids: '[[2.2586966, -0.8684668, 0.19226791, 5], [2.1963086, -1.6400299, 0.010003816, 5], [6.0858707, 1.8713244, 0.7079227, 3]]'</text:p>
          </table:table-cell>
        </table:table-row>
        <table:table-row table:style-name="ro11">
          <table:table-cell office:value-type="string" calcext:value-type="string">
            <text:p>cup faing the room of the bed</text:p>
          </table:table-cell>
          <table:table-cell office:value-type="string" calcext:value-type="string">
            <text:p>[main_node]: Robot position - x: 2.6818645000457764, y: -0.16120794415473938, z: -0.001107262447476387, angle :geometry_msgs.msg.Quaternion(x=-0.0017462063751880357, y=7.310235336491274e-05, z=0.9493865504513359, w=-0.3141052637417024)</text:p>
          </table:table-cell>
          <table:table-cell office:value-type="string" calcext:value-type="string">
            <text:p>Setting goal pose: Frame:map, Position(3.03295, -0.728134, 0), Orientation(0, 0, -0.999977, 0.00681519) = Angle: -3.12796</text:p>
          </table:table-cell>
          <table:table-cell office:value-type="float" office:value="1371" calcext:value-type="float">
            <text:p>137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Received 4 labeled centroids: '[[2.2972, -0.7510323, 0.18533337, 5], [2.4595385, -0.8521396, 0.24982925, 5], [5.8509626, 1.6533335, 0.42576414, 3], [6.07169, 1.8596274, 0.70122176, 3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2:20:20.296287546</meta:creation-date>
    <dc:date>2024-12-12T13:14:34.039450196</dc:date>
    <meta:editing-duration>PT3M12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